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535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winter_barley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Orge d'hiver conventionnel</text:p>
          </table:table-cell>
          <table:table-cell table:style-name="ce6" office:value-type="date" office:date-value="2019-11-01" calcext:value-type="date">
            <text:p>1/11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winter_barley_seed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tsp_4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potassium_chlorid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winter_barley_growth_regula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winter_barley_herbicide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winter_barley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winter_barley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winter_barley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winter_barley_grain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barley_stra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1012"/>
        </table:table-row>
        <table:table-row table:style-name="ro1" table:number-rows-repeated="3">
          <table:table-cell table:style-name="ce2" table:number-columns-repeated="12"/>
          <table:table-cell table:number-columns-repeated="101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winter_barley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Orge d'hiver biologique</text:p>
          </table:table-cell>
          <table:table-cell table:style-name="ce6" office:value-type="date" office:date-value="2019-11-01" calcext:value-type="date">
            <text:p>1/11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litter_cattle_manur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winter_barley_seed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litter_cattle_manur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winter_barley_grai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barley_straw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1012"/>
        </table:table-row>
        <table:table-row table:style-name="ro1" table:number-rows-repeated="21">
          <table:table-cell table:style-name="ce2" table:number-columns-repeated="12"/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5:09.067766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5:35.032583281</dc:date>
    <meta:editing-duration>PT25S</meta:editing-duration>
    <meta:editing-cycles>1</meta:editing-cycles>
    <meta:document-statistic meta:table-count="2" meta:cell-count="327" meta:object-count="0"/>
  </office:meta>
</office:document-meta>
</file>